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Code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3.19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Midnightblue2-title">
      <style:graphic-properties fo:min-height="4.501cm"/>
      <style:paragraph-properties style:writing-mode="lr-tb"/>
    </style:style>
    <style:style style:name="pr13" style:family="presentation" style:parent-style-name="Midnightblue2-outline1">
      <style:graphic-properties fo:min-height="4.501cm"/>
      <style:paragraph-properties style:writing-mode="lr-tb"/>
    </style:style>
    <style:style style:name="pr14" style:family="presentation" style:parent-style-name="Midnightblue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.373cm" fo:text-align="start" fo:text-indent="0cm" style:text-autospace="ideograph-alpha" style:punctuation-wrap="hanging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start" style:writing-mode="lr-tb"/>
      <style:text-properties fo:font-size="96pt" style:font-size-asian="96pt" style:font-size-complex="96pt"/>
    </style:style>
    <style:style style:name="P7" style:family="paragraph">
      <style:paragraph-properties fo:margin-left="0cm" fo:margin-right="0cm" fo:margin-top="0cm" fo:margin-bottom="0.373cm" fo:text-align="start" fo:text-indent="0cm" style:text-autospace="ideograph-alpha" style:punctuation-wrap="hanging">
        <style:tab-stops/>
      </style:paragraph-properties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2" style:family="paragraph">
      <style:paragraph-properties fo:text-align="start" style:text-autospace="ideograph-alpha" style:punctuation-wrap="hanging">
        <style:tab-stops/>
      </style:paragraph-properties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194cm" svg:x="1cm" svg:y="7.277cm" presentation:class="title" presentation:user-transformed="true">
          <draw:text-box>
            <text:p><text:span text:style-name="T1">PHPUnit</text:span>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3">什麼是單元測是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單元:最小可以測試的程式碼</text:p>
                <text:list>
                  <text:list-item>
                    <text:p>程序:function或程序</text:p>
                  </text:list-item>
                  <text:list-item>
                    <text:p>物件導向:一個方法(method)</text:p>
                  </text:list-item>
                </text:list>
              </text:list-item>
              <text:list-item>
                <text:p>測試:寫code檢查你的code</text:p>
                <text:list>
                  <text:list-item>
                    <text:p>預期的結果</text:p>
                  </text:list-item>
                  <text:list-item>
                    <text:p>非預期的錯誤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為什麼要做測試?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自動化測試</text:p>
              </text:list-item>
              <text:list-item>
                <text:p>測試程式碼的功能</text:p>
              </text:list-item>
              <text:list-item>
                <text:p>偵測是否破壞到其他程式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安裝phpunit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omposer</text:p>
                <text:list>
                  <text:list-item>
                    <text:p># composer require --dev phpunit/phpunit</text:p>
                  </text:list-item>
                </text:list>
              </text:list-item>
              <text:list-item>
                <text:p>PHP包</text:p>
                <text:list>
                  <text:list-item>
                    <text:p># wget -O phpunit https://phar.phpunit.de/phpunit-9.ph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範例程式碼</text:p>
          </draw:text-box>
        </draw:frame>
        <draw:frame presentation:style-name="pr8" draw:text-style-name="P5" draw:layer="layout" svg:width="26cm" svg:height="10.5cm" svg:x="1cm" svg:y="4.125cm" presentation:class="outline" presentation:user-transformed="true">
          <draw:text-box>
            <text:p text:style-name="P4"><text:span text:style-name="T2">&lt;?php</text:span></text:p>
            <text:p text:style-name="P4"><text:span text:style-name="T2"/></text:p>
            <text:p text:style-name="P4"><text:span text:style-name="T2">namespace src;</text:span></text:p>
            <text:p text:style-name="P4"><text:span text:style-name="T2"/></text:p>
            <text:p text:style-name="P4"><text:span text:style-name="T2">class HelloWorld</text:span></text:p>
            <text:p text:style-name="P4"><text:span text:style-name="T2">{</text:span></text:p>
            <text:p text:style-name="P4"><text:span text:style-name="T2"><text:s text:c="4"/></text:span><text:span text:style-name="T2">public string $message;</text:span></text:p>
            <text:p text:style-name="P4"><text:span text:style-name="T2"/></text:p>
            <text:p text:style-name="P4"><text:span text:style-name="T2"><text:s text:c="4"/></text:span><text:span text:style-name="T2">public function __construct($string = 'Hello World!')</text:span></text:p>
            <text:p text:style-name="P4"><text:span text:style-name="T2"><text:s text:c="4"/></text:span><text:span text:style-name="T2">{</text:span></text:p>
            <text:p text:style-name="P4"><text:span text:style-name="T2"><text:s text:c="8"/></text:span><text:span text:style-name="T2">$this-&gt;message = $string;</text:span></text:p>
            <text:p text:style-name="P4"><text:span text:style-name="T2"><text:s text:c="4"/></text:span><text:span text:style-name="T2">}</text:span></text:p>
            <text:p text:style-name="P4"><text:span text:style-name="T2"/></text:p>
            <text:p text:style-name="P4"><text:span text:style-name="T2"><text:s text:c="4"/></text:span><text:span text:style-name="T2">public function sayHello()</text:span></text:p>
            <text:p text:style-name="P4"><text:span text:style-name="T2"><text:s text:c="4"/></text:span><text:span text:style-name="T2">{</text:span></text:p>
            <text:p text:style-name="P4"><text:span text:style-name="T2"><text:s text:c="8"/></text:span><text:span text:style-name="T2">return $this-&gt;message;</text:span></text:p>
            <text:p text:style-name="P4"><text:span text:style-name="T2"><text:s text:c="4"/></text:span><text:span text:style-name="T2">}</text:span></text:p>
            <text:p text:style-name="P4"><text:span text:style-name="T2">}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">撰寫測試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p><text:span text:style-name="T3">&lt;?php</text:span></text:p>
            <text:p><text:span text:style-name="T3">use PHPUnit\Framework\TestCase;</text:span></text:p>
            <text:p><text:span text:style-name="T3">use src\HelloWorld;</text:span></text:p>
            <text:p><text:span text:style-name="T3"/></text:p>
            <text:p><text:span text:style-name="T3">class HelloWorldTest extends TestCase</text:span></text:p>
            <text:p><text:span text:style-name="T3">{</text:span></text:p>
            <text:p><text:span text:style-name="T3"><text:s text:c="4"/></text:span><text:span text:style-name="T3">public function test__construct()</text:span></text:p>
            <text:p><text:span text:style-name="T3"><text:s text:c="4"/></text:span><text:span text:style-name="T3">{</text:span></text:p>
            <text:p><text:span text:style-name="T3"><text:s text:c="8"/></text:span><text:span text:style-name="T3">$hw = new HelloWorld();</text:span></text:p>
            <text:p><text:span text:style-name="T3"><text:s text:c="8"/></text:span><text:span text:style-name="T3">$this-&gt;assertInstanceOf('src\HelloWorld', $hw);</text:span></text:p>
            <text:p><text:span text:style-name="T3"><text:s text:c="8"/></text:span><text:span text:style-name="T3">$this-&gt;assertEquals(new HelloWorld(), $hw); // </text:span><text:span text:style-name="T3">比對</text:span><text:span text:style-name="T3">Object</text:span></text:p>
            <text:p><text:span text:style-name="T3"><text:s text:c="8"/></text:span><text:span text:style-name="T3">$this-&gt;assertNotEquals(new HelloWorld('Hello'), $hw);</text:span></text:p>
            <text:p><text:span text:style-name="T3"><text:s text:c="4"/></text:span><text:span text:style-name="T3">}</text:span></text:p>
            <text:p><text:span text:style-name="T3"/></text:p>
            <text:p><text:span text:style-name="T3"><text:s text:c="4"/></text:span><text:span text:style-name="T3">public function testSayHello()</text:span></text:p>
            <text:p><text:span text:style-name="T3"><text:s text:c="4"/></text:span><text:span text:style-name="T3">{</text:span></text:p>
            <text:p><text:span text:style-name="T3"><text:s text:c="8"/></text:span><text:span text:style-name="T3">$hw = new HelloWorld();</text:span></text:p>
            <text:p><text:span text:style-name="T3"><text:s text:c="8"/></text:span><text:span text:style-name="T3">$string = $hw-&gt;sayHello();</text:span></text:p>
            <text:p><text:span text:style-name="T3"><text:s text:c="8"/></text:span><text:span text:style-name="T3">$this-&gt;assertEquals('Hello World!', $string);</text:span></text:p>
            <text:p><text:span text:style-name="T3"><text:s text:c="8"/></text:span><text:span text:style-name="T3">$this-&gt;assertNotEquals('Hello', $string);</text:span></text:p>
            <text:p><text:span text:style-name="T3"><text:s text:c="4"/></text:span><text:span text:style-name="T3">}</text:span></text:p>
            <text:p><text:span text:style-name="T3">}</text:span></text:p>
            <text:p><text:span text:style-name="T3"/></text:p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執行測試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# ./phpunit --bootstrap vendor/autoload.php HelloWorldTest.php</text:p>
              </text:list-item>
              <text:list-item>
                <text:p># phpunit HelloWorldTest.php</text:p>
              </text:list-item>
            </text:list>
            <text:p>PHPUnit 9.5.26 by Sebastian Bergmann and contributors.</text:p>
            <text:p/>
            <text:p>.. <text:s text:c="65"/>2 / 2 (100%)</text:p>
            <text:p/>
            <text:p>Time: 00:00.013, Memory: 20.00 MB</text:p>
            <text:p/>
            <text:p>OK (2 tests, 5 assertions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更多測試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data providers: @dataProvider</text:p>
              </text:list-item>
              <text:list-item>
                <text:p>錯誤(exception): @expectedException</text:p>
              </text:list-item>
              <text:list-item>
                <text:p>替身(doubles): stub,mo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測試Combine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p>&lt;?php</text:p>
            <text:p/>
            <text:p>use PHPUnit\Framework\TestCase;</text:p>
            <text:p/>
            <text:p>class CombineTest extends TestCase</text:p>
            <text:p>{</text:p>
            <text:p><text:s text:c="4"/>/**</text:p>
            <text:p><text:s text:c="5"/>* @dataProvider provider</text:p>
            <text:p><text:s text:c="5"/>*/</text:p>
            <text:p><text:s text:c="4"/>public function testCombine($a, $b, $c)</text:p>
            <text:p><text:s text:c="4"/>{</text:p>
            <text:p><text:s text:c="8"/>$this-&gt;assertEquals($c, "{$a} {$b}");</text:p>
            <text:p><text:s text:c="4"/>}</text:p>
            <text:p/>
            <text:p><text:s text:c="4"/>public function provider()</text:p>
            <text:p><text:s text:c="4"/>{</text:p>
            <text:p><text:s text:c="8"/>return [</text:p>
            <text:p><text:s text:c="12"/>['Hello', 'World', 'Hello World'],</text:p>
            <text:p><text:s text:c="12"/>['Go', 'PHP', 'Go PHP'],</text:p>
            <text:p><text:s text:c="12"/>['This', 'Fail', 'This success']</text:p>
            <text:p><text:s text:c="8"/>];</text:p>
            <text:p><text:s text:c="4"/>}</text:p>
            <text:p>}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測試結果</text:p>
          </draw:text-box>
        </draw:frame>
        <draw:frame presentation:style-name="pr8" draw:text-style-name="P6" draw:layer="layout" svg:width="26cm" svg:height="10.5cm" svg:x="1cm" svg:y="4.125cm" presentation:class="outline" presentation:user-transformed="true">
          <draw:text-box>
            <text:p><text:span text:style-name="T4"># phpunit CombineTest.php</text:span></text:p>
            <text:p><text:span text:style-name="T4">PHPUnit 9.5.26 by Sebastian Bergmann and contributors.</text:span></text:p>
            <text:p><text:span text:style-name="T4"/></text:p>
            <text:p><text:span text:style-name="T4">..F <text:s text:c="64"/>3 / 3 (100%)</text:span></text:p>
            <text:p><text:span text:style-name="T4"/></text:p>
            <text:p><text:span text:style-name="T4">Time: 00:00.241, Memory: 4.00 MB</text:span></text:p>
            <text:p><text:span text:style-name="T4"/></text:p>
            <text:p><text:span text:style-name="T4">There was 1 failure:</text:span></text:p>
            <text:p><text:span text:style-name="T4"/></text:p>
            <text:p><text:span text:style-name="T4">1) CombineTest::testCombine with data set #2 ('This', 'Fail', 'This success')</text:span></text:p>
            <text:p><text:span text:style-name="T4">Failed asserting that two strings are equal.</text:span></text:p>
            <text:p><text:span text:style-name="T4">--- Expected</text:span></text:p>
            <text:p><text:span text:style-name="T4">+++ Actual</text:span></text:p>
            <text:p><text:span text:style-name="T4">@@ @@</text:span></text:p>
            <text:p><text:span text:style-name="T4">-'This success'</text:span></text:p>
            <text:p><text:span text:style-name="T4">+'This Fail'</text:span></text:p>
            <text:p><text:span text:style-name="T4"/></text:p>
            <text:p><text:span text:style-name="T4">/var/www/phpunit/CombineTest.php:12</text:span></text:p>
            <text:p><text:span text:style-name="T4">phpvfscomposer:///var/www/phpunit/vendor/phpunit/phpunit/phpunit:97</text:span></text:p>
            <text:p><text:span text:style-name="T4"/></text:p>
            <text:p><text:span text:style-name="T4">FAILURES!</text:span></text:p>
            <text:p><text:span text:style-name="T4">Tests: 3, Assertions: 3, Failures: 1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list text:style-name="L2">
              <text:list-item>
                <text:p text:style-name="P7">替身(doubles)</text:p>
              </text:list-item>
            </text:list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<text:s/>stub object</text:p>
              </text:list-item>
              <text:list-item>
                <text:p><text:s/>mock objec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list text:style-name="L2">
              <text:list-item>
                <text:p text:style-name="P7">Stubs</text:p>
              </text:list-item>
            </text:list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 text:style-name="P9">隔離外部影響</text:p>
                <text:list>
                  <text:list-item>
                    <text:p>很慢的連線(資料庫)</text:p>
                  </text:list-item>
                  <text:list-item>
                    <text:p>複雜的資源(API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list text:style-name="L2">
              <text:list-item>
                <text:p text:style-name="P7">Mock</text:p>
              </text:list-item>
            </text:list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 text:style-name="P11">模擬物件</text:p>
              </text:list-item>
              <text:list-item>
                <text:p text:style-name="P11">模仿API或行為</text:p>
              </text:list-item>
              <text:list-item>
                <text:p text:style-name="P11">測試真實物件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ErrorTest Clas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p>&lt;?php</text:p>
            <text:p/>
            <text:p>use PHPUnit\Framework\TestCase;</text:p>
            <text:p/>
            <text:p>class ErrorTest extends TestCase</text:p>
            <text:p>{</text:p>
            <text:p><text:s text:c="4"/>public function testJsonError()</text:p>
            <text:p><text:s text:c="4"/>{</text:p>
            <text:p><text:s text:c="8"/>$this-&gt;expectException(JsonException::class);</text:p>
            <text:p><text:s text:c="8"/>throw new JsonException("error");</text:p>
            <text:p><text:s text:c="4"/>}</text:p>
            <text:p>}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2">測試結果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p># phpunit ErrorTest.php</text:p>
            <text:p>PHPUnit 9.5.26 by Sebastian Bergmann and contributors.</text:p>
            <text:p/>
            <text:p>. <text:s text:c="66"/>1 / 1 (100%)</text:p>
            <text:p/>
            <text:p>Time: 00:00.202, Memory: 4.00 MB</text:p>
            <text:p/>
            <text:p>OK (1 test, 1 asser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office:forms form:automatic-focus="false" form:apply-design-mode="false"/>
        <draw:frame presentation:style-name="pr10" draw:text-style-name="P1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" presentation:presentation-page-layout-name="AL2T1">
        <office:forms form:automatic-focus="false" form:apply-design-mode="false"/>
        <draw:frame presentation:style-name="pr12" draw:layer="layout" svg:width="13cm" svg:height="4.5cm" svg:x="7.5cm" svg:y="4.125cm" presentation:class="title" presentation:placeholder="true">
          <draw:text-box/>
        </draw:frame>
        <draw:frame presentation:style-name="pr13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2" presentation:presentation-page-layout-name="AL2T1">
        <office:forms form:automatic-focus="false" form:apply-design-mode="false"/>
        <draw:frame presentation:style-name="pr12" draw:layer="layout" svg:width="13cm" svg:height="4.5cm" svg:x="7.5cm" svg:y="4.125cm" presentation:class="title" presentation:placeholder="true">
          <draw:text-box/>
        </draw:frame>
        <draw:frame presentation:style-name="pr13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Code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編號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編號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編號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編號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編號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9T10:21:20.875000000</meta:creation-date>
    <meta:editing-duration>PT1H48M25S</meta:editing-duration>
    <meta:editing-cycles>5</meta:editing-cycles>
    <meta:generator>LibreOffice/7.3.6.2$Windows_X86_64 LibreOffice_project/c28ca90fd6e1a19e189fc16c05f8f8924961e12e</meta:generator>
    <dc:title>Midnightblue</dc:title>
    <dc:date>2022-12-28T18:06:23.660000000</dc:date>
    <meta:document-statistic meta:object-count="121"/>
  </office:meta>
</office:document-meta>
</file>